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2">
      <loext:graphic-properties draw:fill="solid" draw:fill-color="#ffffff"/>
      <style:paragraph-properties fo:margin-top="0cm" fo:margin-bottom="0cm" loext:contextual-spacing="true" fo:line-height="115%" fo:text-align="justify" style:justify-single-word="false" fo:background-color="#ffffff"/>
      <style:text-properties officeooo:paragraph-rsid="000a4ffa"/>
    </style:style>
    <style:style style:name="P2" style:family="paragraph" style:parent-style-name="List_20_Paragraph" style:list-style-name="WWNum3">
      <loext:graphic-properties draw:fill="solid" draw:fill-color="#ffffff"/>
      <style:paragraph-properties fo:margin-top="0cm" fo:margin-bottom="0cm" loext:contextual-spacing="true" fo:line-height="115%" fo:text-align="justify" style:justify-single-word="false" fo:background-color="#ffffff"/>
      <style:text-properties officeooo:paragraph-rsid="000a4ffa"/>
    </style:style>
    <style:style style:name="P3" style:family="paragraph" style:parent-style-name="Standard">
      <style:text-properties fo:font-weight="bold" officeooo:rsid="00000d12" officeooo:paragraph-rsid="00000d12" style:font-weight-asian="bold" style:font-weight-complex="bold"/>
    </style:style>
    <style:style style:name="P4" style:family="paragraph" style:parent-style-name="Standard">
      <style:paragraph-properties fo:text-align="center" style:justify-single-word="false"/>
      <style:text-properties fo:font-weight="normal" officeooo:rsid="000a4ffa" officeooo:paragraph-rsid="000a4ffa" style:font-weight-asian="normal" style:font-weight-complex="normal"/>
    </style:style>
    <style:style style:name="P5" style:family="paragraph" style:parent-style-name="Standard">
      <style:paragraph-properties fo:text-align="center" style:justify-single-word="false"/>
      <style:text-properties fo:font-size="26pt" officeooo:rsid="00000d12" officeooo:paragraph-rsid="00000d12" style:font-size-asian="26pt" style:font-size-complex="26pt"/>
    </style:style>
    <style:style style:name="P6" style:family="paragraph" style:parent-style-name="Standard">
      <style:text-properties fo:font-size="22pt" fo:font-weight="normal" officeooo:rsid="00000d12" officeooo:paragraph-rsid="00000d12" style:font-size-asian="22pt" style:font-weight-asian="normal" style:font-size-complex="22pt" style:font-weight-complex="normal"/>
    </style:style>
    <style:style style:name="P7" style:family="paragraph" style:parent-style-name="Standard">
      <style:text-properties fo:font-size="22pt" fo:font-weight="normal" officeooo:rsid="00000d12" officeooo:paragraph-rsid="00025e6e" style:font-size-asian="22pt" style:font-weight-asian="normal" style:font-size-complex="22pt" style:font-weight-complex="normal"/>
    </style:style>
    <style:style style:name="P8" style:family="paragraph" style:parent-style-name="Standard">
      <style:text-properties fo:font-size="22pt" fo:font-weight="normal" officeooo:rsid="00075a32" officeooo:paragraph-rsid="00075a32" style:font-size-asian="22pt" style:font-weight-asian="normal" style:font-size-complex="22pt" style:font-weight-complex="normal"/>
    </style:style>
    <style:style style:name="P9" style:family="paragraph" style:parent-style-name="Standard">
      <style:paragraph-properties fo:line-height="115%"/>
      <style:text-properties fo:font-size="22pt" fo:font-weight="normal" officeooo:rsid="00082106" officeooo:paragraph-rsid="00082106" style:font-size-asian="22pt" style:font-weight-asian="normal" style:font-size-complex="22pt" style:font-weight-complex="normal"/>
    </style:style>
    <style:style style:name="P10" style:family="paragraph" style:parent-style-name="Standard">
      <style:text-properties fo:font-size="22pt" fo:font-weight="normal" officeooo:rsid="00000d12" officeooo:paragraph-rsid="00000d12" style:font-size-asian="19.25pt" style:font-weight-asian="normal" style:font-size-complex="22pt" style:font-weight-complex="normal"/>
    </style:style>
    <style:style style:name="P11" style:family="paragraph" style:parent-style-name="Standard">
      <style:text-properties fo:font-size="14pt" fo:font-weight="normal" officeooo:rsid="00000d12" officeooo:paragraph-rsid="000489e1" style:font-size-asian="14pt" style:font-weight-asian="normal" style:font-size-complex="14pt" style:font-weight-complex="normal"/>
    </style:style>
    <style:style style:name="P12" style:family="paragraph" style:parent-style-name="Standard">
      <style:paragraph-properties fo:line-height="115%"/>
      <style:text-properties fo:font-size="14pt" fo:font-weight="normal" officeooo:rsid="00000d12" officeooo:paragraph-rsid="000489e1" style:font-size-asian="14pt" style:font-weight-asian="normal" style:font-size-complex="14pt" style:font-weight-complex="normal"/>
    </style:style>
    <style:style style:name="P13" style:family="paragraph" style:parent-style-name="Standard">
      <style:paragraph-properties fo:line-height="115%"/>
      <style:text-properties fo:font-size="14pt" fo:font-weight="normal" officeooo:rsid="00000d12" officeooo:paragraph-rsid="00000d12" style:font-size-asian="14pt" style:font-weight-asian="normal" style:font-size-complex="14pt" style:font-weight-complex="normal"/>
    </style:style>
    <style:style style:name="P14" style:family="paragraph" style:parent-style-name="Standard">
      <style:paragraph-properties fo:line-height="115%"/>
      <style:text-properties fo:font-size="14pt" fo:font-weight="normal" officeooo:rsid="00000d12" officeooo:paragraph-rsid="00018aba" style:font-size-asian="14pt" style:font-weight-asian="normal" style:font-size-complex="14pt" style:font-weight-complex="normal"/>
    </style:style>
    <style:style style:name="P15" style:family="paragraph" style:parent-style-name="Standard">
      <style:paragraph-properties fo:line-height="115%"/>
      <style:text-properties fo:font-size="14pt" fo:font-weight="normal" officeooo:rsid="00000d12" officeooo:paragraph-rsid="00025e6e" style:font-size-asian="14pt" style:font-weight-asian="normal" style:font-size-complex="14pt" style:font-weight-complex="normal"/>
    </style:style>
    <style:style style:name="P16" style:family="paragraph" style:parent-style-name="Standard">
      <style:paragraph-properties fo:line-height="115%"/>
      <style:text-properties fo:font-size="14pt" fo:font-weight="normal" officeooo:rsid="00075a32" officeooo:paragraph-rsid="00075a32" style:font-size-asian="12.25pt" style:font-weight-asian="normal" style:font-size-complex="14pt" style:font-weight-complex="normal"/>
    </style:style>
    <style:style style:name="P17" style:family="paragraph" style:parent-style-name="Standard">
      <style:paragraph-properties fo:line-height="115%"/>
      <style:text-properties fo:font-size="14pt" fo:font-weight="normal" officeooo:rsid="00082106" officeooo:paragraph-rsid="000a04d1" style:font-size-asian="12.25pt" style:font-weight-asian="normal" style:font-size-complex="14pt" style:font-weight-complex="normal"/>
    </style:style>
    <style:style style:name="P18" style:family="paragraph" style:parent-style-name="Standard">
      <style:paragraph-properties fo:line-height="115%"/>
      <style:text-properties fo:font-size="14pt" fo:font-weight="normal" officeooo:rsid="000a04d1" officeooo:paragraph-rsid="000a04d1" style:font-size-asian="12.25pt" style:font-weight-asian="normal" style:font-size-complex="14pt" style:font-weight-complex="normal"/>
    </style:style>
    <style:style style:name="P19" style:family="paragraph" style:parent-style-name="Standard">
      <style:paragraph-properties fo:line-height="115%"/>
      <style:text-properties fo:font-size="14pt" fo:font-weight="normal" officeooo:rsid="000a4ffa" officeooo:paragraph-rsid="000a4ffa" style:font-size-asian="12.25pt" style:font-weight-asian="normal" style:font-size-complex="14pt" style:font-weight-complex="normal"/>
    </style:style>
    <style:style style:name="P20" style:family="paragraph" style:parent-style-name="Standard">
      <style:paragraph-properties fo:line-height="115%" fo:break-before="page"/>
      <style:text-properties fo:font-size="14pt" fo:font-weight="normal" officeooo:rsid="000a4ffa" officeooo:paragraph-rsid="000a4ffa" style:font-size-asian="12.25pt" style:font-weight-asian="normal" style:font-size-complex="14pt" style:font-weight-complex="normal"/>
    </style:style>
    <style:style style:name="P21" style:family="paragraph" style:parent-style-name="Standard">
      <style:paragraph-properties fo:break-before="page"/>
      <style:text-properties fo:font-size="22pt" fo:font-weight="normal" officeooo:rsid="00000d12" officeooo:paragraph-rsid="00025e6e" style:font-size-asian="22pt" style:font-weight-asian="normal" style:font-size-complex="22pt" style:font-weight-complex="normal"/>
    </style:style>
    <style:style style:name="P22" style:family="paragraph" style:parent-style-name="Standard">
      <style:paragraph-properties fo:break-before="page"/>
      <style:text-properties fo:font-size="22pt" fo:font-weight="normal" officeooo:rsid="00075a32" officeooo:paragraph-rsid="00075a32" style:font-size-asian="22pt" style:font-weight-asian="normal" style:font-size-complex="22pt" style:font-weight-complex="normal"/>
    </style:style>
    <style:style style:name="P23" style:family="paragraph" style:parent-style-name="Standard">
      <loext:graphic-properties draw:fill="solid" draw:fill-color="#ffffff"/>
      <style:paragraph-properties fo:margin-top="0cm" fo:margin-bottom="0cm" loext:contextual-spacing="false" fo:line-height="115%" fo:text-align="justify" style:justify-single-word="false" fo:background-color="#ffffff"/>
      <style:text-properties fo:font-size="14pt" fo:font-weight="normal" officeooo:rsid="000a4ffa" officeooo:paragraph-rsid="000a4ffa" style:font-size-asian="12.25pt" style:font-weight-asian="normal" style:font-size-complex="14pt" style:font-weight-complex="normal"/>
    </style:style>
    <style:style style:name="P24" style:family="paragraph" style:parent-style-name="Standard" style:list-style-name="L1">
      <loext:graphic-properties draw:fill="solid" draw:fill-color="#ffffff"/>
      <style:paragraph-properties fo:margin-top="0cm" fo:margin-bottom="0cm" loext:contextual-spacing="false" fo:line-height="100%" fo:text-align="start" style:justify-single-word="false" fo:background-color="#ffffff"/>
      <style:text-properties fo:font-size="14pt" fo:font-weight="normal" officeooo:rsid="00000d12" officeooo:paragraph-rsid="000b4a4e" style:font-size-asian="14pt" style:font-weight-asian="normal" style:font-size-complex="14pt" style:font-weight-complex="normal"/>
    </style:style>
    <style:style style:name="P25"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ext-properties fo:font-size="14pt" officeooo:rsid="000a4ffa" officeooo:paragraph-rsid="000a4ffa" style:font-size-asian="12.25pt" style:font-size-complex="14pt"/>
    </style:style>
    <style:style style:name="P26"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ext-properties fo:font-size="14pt" officeooo:rsid="000b4a4e" officeooo:paragraph-rsid="000b4a4e" style:font-size-asian="12.25pt" style:font-size-complex="14pt"/>
    </style:style>
    <style:style style:name="P27"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ext-properties fo:font-size="14pt" officeooo:rsid="000c7ba0" officeooo:paragraph-rsid="000c7ba0" style:font-size-asian="12.25pt" style:font-size-complex="14pt"/>
    </style:style>
    <style:style style:name="P28" style:family="paragraph" style:parent-style-name="Standard">
      <loext:graphic-properties draw:fill="solid" draw:fill-color="#ffffff"/>
      <style:paragraph-properties fo:margin-top="0cm" fo:margin-bottom="0cm" loext:contextual-spacing="false" fo:line-height="100%" fo:background-color="#ffffff"/>
      <style:text-properties officeooo:paragraph-rsid="000a4ffa"/>
    </style:style>
    <style:style style:name="P29" style:family="paragraph" style:parent-style-name="Standard" style:list-style-name="L1">
      <loext:graphic-properties draw:fill="solid" draw:fill-color="#ffffff"/>
      <style:paragraph-properties fo:margin-top="0cm" fo:margin-bottom="0cm" loext:contextual-spacing="false" fo:line-height="100%" fo:text-align="start" style:justify-single-word="false" fo:background-color="#ffffff"/>
      <style:text-properties officeooo:paragraph-rsid="000b4a4e"/>
    </style:style>
    <style:style style:name="P30"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ext-properties officeooo:paragraph-rsid="000a4ffa"/>
    </style:style>
    <style:style style:name="P31" style:family="paragraph" style:parent-style-name="Standard">
      <loext:graphic-properties draw:fill="solid" draw:fill-color="#ffffff"/>
      <style:paragraph-properties fo:margin-top="0cm" fo:margin-bottom="0cm" loext:contextual-spacing="false" fo:line-height="115%" fo:text-align="justify" style:justify-single-word="false" fo:background-color="#ffffff"/>
      <style:text-properties fo:color="#000000" fo:font-size="14pt" fo:language="en" fo:country="US" officeooo:paragraph-rsid="000a4ffa" style:font-name-asian="Times New Roman" style:font-size-asian="14pt" style:language-asian="en" style:country-asian="US" style:font-name-complex="Arial" style:font-size-complex="14pt" style:language-complex="hi" style:country-complex="IN"/>
    </style:style>
    <style:style style:name="P32" style:family="paragraph" style:parent-style-name="Standard">
      <loext:graphic-properties draw:fill="solid" draw:fill-color="#ffffff"/>
      <style:paragraph-properties fo:margin-top="0cm" fo:margin-bottom="0cm" loext:contextual-spacing="false" fo:line-height="115%" fo:text-align="justify" style:justify-single-word="false" fo:background-color="#ffffff"/>
      <style:text-properties officeooo:paragraph-rsid="000a4ffa"/>
    </style:style>
    <style:style style:name="P33" style:family="paragraph" style:parent-style-name="Standard">
      <loext:graphic-properties draw:fill="solid" draw:fill-color="#ffffff"/>
      <style:paragraph-properties fo:margin-top="0cm" fo:margin-bottom="0cm" loext:contextual-spacing="false" fo:line-height="115%" fo:text-align="center" style:justify-single-word="false" fo:background-color="#ffffff"/>
      <style:text-properties fo:font-size="18pt" fo:font-weight="normal" officeooo:rsid="000a4ffa" officeooo:paragraph-rsid="000a4ffa" style:font-size-asian="18pt" style:font-weight-asian="normal" style:font-size-complex="18pt" style:font-weight-complex="normal"/>
    </style:style>
    <style:style style:name="P34"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text-properties fo:font-size="18pt" officeooo:rsid="000a4ffa" officeooo:paragraph-rsid="000a4ffa" style:font-size-asian="18pt" style:font-size-complex="18pt"/>
    </style:style>
    <style:style style:name="P35"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ext-properties fo:font-size="24pt" officeooo:rsid="000a4ffa" officeooo:paragraph-rsid="000b4a4e" style:font-size-asian="24pt" style:font-size-complex="24pt"/>
    </style:style>
    <style:style style:name="P36"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ext-properties fo:font-size="24pt" officeooo:rsid="000b4a4e" officeooo:paragraph-rsid="000b4a4e" style:font-size-asian="24pt" style:font-size-complex="24pt"/>
    </style:style>
    <style:style style:name="P37" style:family="paragraph" style:parent-style-name="Standard">
      <loext:graphic-properties draw:fill="solid" draw:fill-color="#ffffff"/>
      <style:paragraph-properties fo:margin-top="0cm" fo:margin-bottom="0cm" loext:contextual-spacing="false" fo:line-height="100%" fo:text-align="start" style:justify-single-word="false" fo:break-before="page" fo:background-color="#ffffff"/>
      <style:text-properties officeooo:paragraph-rsid="000a4ffa"/>
    </style:style>
    <style:style style:name="T1" style:family="text">
      <style:text-properties fo:font-weight="bold" style:font-weight-asian="bold" style:font-weight-complex="bold"/>
    </style:style>
    <style:style style:name="T2" style:family="text">
      <style:text-properties officeooo:rsid="00018aba"/>
    </style:style>
    <style:style style:name="T3" style:family="text">
      <style:text-properties officeooo:rsid="00025e6e"/>
    </style:style>
    <style:style style:name="T4" style:family="text">
      <style:text-properties fo:font-size="14pt" fo:language="en" fo:country="US" style:font-name-asian="Times New Roman" style:font-size-asian="14pt" style:language-asian="en" style:country-asian="US" style:font-name-complex="Arial" style:font-size-complex="14pt" style:language-complex="hi" style:country-complex="IN"/>
    </style:style>
    <style:style style:name="T5" style:family="text">
      <style:text-properties fo:font-size="14pt" fo:language="en" fo:country="US" officeooo:rsid="000a4ffa" style:font-name-asian="Times New Roman" style:font-size-asian="14pt" style:language-asian="en" style:country-asian="US" style:font-name-complex="Arial" style:font-size-complex="14pt" style:language-complex="hi" style:country-complex="IN"/>
    </style:style>
    <style:style style:name="T6" style:family="text">
      <style:text-properties officeooo:rsid="00082106"/>
    </style:style>
    <style:style style:name="T7" style:family="text">
      <style:text-properties officeooo:rsid="000a04d1"/>
    </style:style>
    <style:style style:name="T8" style:family="text">
      <style:text-properties fo:font-size="24pt" style:font-size-asian="24pt" style:font-size-complex="24pt"/>
    </style:style>
    <style:style style:name="T9" style:family="text">
      <style:text-properties fo:color="#000000" fo:font-size="14pt" fo:language="en" fo:country="US" style:font-name-asian="Times New Roman" style:font-size-asian="14pt" style:language-asian="en" style:country-asian="US" style:font-name-complex="Arial" style:font-size-complex="14pt" style:language-complex="hi" style:country-complex="IN"/>
    </style:style>
    <style:style style:name="T10" style:family="text">
      <style:text-properties fo:color="#000000" fo:font-size="14pt" fo:language="en" fo:country="US" officeooo:rsid="000a4ffa" style:font-name-asian="Times New Roman" style:font-size-asian="14pt" style:language-asian="en" style:country-asian="US" style:font-name-complex="Arial" style:font-size-complex="14pt" style:language-complex="hi" style:country-complex="IN"/>
    </style:style>
    <style:style style:name="T11" style:family="text">
      <style:text-properties fo:color="#000000" fo:font-size="14pt" fo:language="en" fo:country="US" fo:font-weight="normal" officeooo:rsid="000a4ffa" style:font-name-asian="Times New Roman" style:font-size-asian="14pt" style:language-asian="en" style:country-asian="US" style:font-weight-asian="normal" style:font-name-complex="Arial" style:font-size-complex="14pt" style:language-complex="hi" style:country-complex="IN" style:font-weight-complex="normal"/>
    </style:style>
    <style:style style:name="T12" style:family="text">
      <style:text-properties fo:color="#000000" fo:font-size="14pt" fo:language="en" fo:country="US" fo:font-weight="normal" officeooo:rsid="000b4a4e" style:font-name-asian="Times New Roman" style:font-size-asian="12.25pt" style:language-asian="en" style:country-asian="US" style:font-weight-asian="normal" style:font-name-complex="Arial" style:font-size-complex="14pt" style:language-complex="hi" style:country-complex="IN" style:font-weight-complex="normal"/>
    </style:style>
    <style:style style:name="T13" style:family="text">
      <style:text-properties fo:color="#000000" fo:language="en" fo:country="US" style:font-name-asian="Times New Roman" style:font-size-asian="14pt" style:language-asian="en" style:country-asian="US" style:font-name-complex="Arial" style:language-complex="hi" style:country-complex="IN"/>
    </style:style>
    <style:style style:name="T14" style:family="text">
      <style:text-properties fo:color="#000000" fo:language="en" fo:country="US" style:font-name-asian="Times New Roman" style:language-asian="en" style:country-asian="US" style:font-name-complex="Arial" style:language-complex="hi" style:country-complex="IN"/>
    </style:style>
    <style:style style:name="T15" style:family="text">
      <style:text-properties fo:color="#000000" fo:language="en" fo:country="US" officeooo:rsid="000b4a4e" style:font-name-asian="Times New Roman" style:font-size-asian="12.25pt" style:language-asian="en" style:country-asian="US" style:font-name-complex="Arial" style:language-complex="hi" style:country-complex="IN"/>
    </style:style>
    <style:style style:name="T16" style:family="text">
      <style:text-properties fo:color="#000000" fo:language="en" fo:country="US" fo:font-weight="normal" style:font-name-asian="Times New Roman" style:language-asian="en" style:country-asian="US" style:font-weight-asian="normal" style:font-name-complex="Arial" style:language-complex="hi" style:country-complex="IN" style:font-weight-complex="normal"/>
    </style:style>
    <style:style style:name="T17" style:family="text">
      <style:text-properties fo:color="#000000" fo:language="en" fo:country="US" fo:font-weight="normal" officeooo:rsid="000c7ba0" style:font-name-asian="Times New Roman" style:language-asian="en" style:country-asian="US" style:font-weight-asian="normal" style:font-name-complex="Arial" style:language-complex="hi" style:country-complex="IN" style:font-weight-complex="normal"/>
    </style:style>
    <style:style style:name="T18" style:family="text">
      <style:text-properties fo:font-size="18pt"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FreshFromFarm</text:span></text:p>
      <text:p text:style-name="P3"/>
      <text:p text:style-name="P3"/>
      <text:p text:style-name="P3"/>
      <text:p text:style-name="P3"/>
      <text:p text:style-name="P3"/>
      <text:p text:style-name="P6">What is the idea?</text:p>
      <text:p text:style-name="P10"/>
      <text:p text:style-name="P13">The process of marketing is a big challenge faced by farmers across the country. There is big chain between farmers and customers. Many trades are involved hence farmers get low price for their product. There is no direct connection between farmers and customers. If farmers sell their products to customers directly then they can get good rates for their products.</text:p>
      <text:p text:style-name="P13"/>
      <text:p text:style-name="P13">This website will help farmers to make his product’<text:span text:style-name="T2">s</text:span> advertisement with proper details and description. This website will provide information about customer's needs and demands. Farmers can sell their product directly to retailers, wholesalers or to common man.</text:p>
      <text:p text:style-name="P13"/>
      <text:p text:style-name="P14">Fresh from Farm (FFF) is a web-application based project which helps customers to buy fresh farm goods directly from farmers and it will be delivered directly to the customer's doorstep. <text:s/></text:p>
      <text:p text:style-name="P14"/>
      <text:p text:style-name="P15">The delivery of the goods will be done by a third party.</text:p>
      <text:p text:style-name="P21"/>
      <text:p text:style-name="P7"/>
      <text:p text:style-name="P7">What is the need for this system?</text:p>
      <text:p text:style-name="P7"/>
      <text:p text:style-name="P12">The existing system has mediators who buy goods from farmers for some price and sell to end customers for increased price. <text:span text:style-name="T3">T</text:span>he amount which they pay to the farmers is mediocre and does not justify the hard-work the farmer puts in. </text:p>
      <text:p text:style-name="P12"/>
      <text:p text:style-name="P12">This will help the farmers to earn justifying amount for their goods by eliminating the mediator. This will also encourage the farmers to connect to the digital world. </text:p>
      <text:p text:style-name="P12"/>
      <text:p text:style-name="P12">So, this project proposes a platform for farmers to list their goods online for a fair price and customers can buy directly from the respective seller.</text:p>
      <text:p text:style-name="P12"/>
      <text:p text:style-name="P11"/>
      <text:p text:style-name="P11"/>
      <text:p text:style-name="P11"/>
      <text:p text:style-name="P11"/>
      <text:p text:style-name="P11"/>
      <text:p text:style-name="P11"/>
      <text:p text:style-name="P35"><text:span text:style-name="T16">Target audience/users</text:span></text:p>
      <text:p text:style-name="P35"><text:span text:style-name="T16"/></text:p>
      <text:p text:style-name="P26"><text:span text:style-name="T16">The target audience or users are -</text:span></text:p>
      <text:list xml:id="list976126861" text:style-name="L1">
        <text:list-item>
          <text:p text:style-name="P29"><text:span text:style-name="T12">Farmers or growers who have some produce they want to sell.</text:span></text:p>
        </text:list-item>
        <text:list-item>
          <text:p text:style-name="P24"><text:span text:style-name="T15">Customers who wish to buy the goods listed by the farmers.</text:span></text:p>
        </text:list-item>
      </text:list>
      <text:p text:style-name="P22"/>
      <text:p text:style-name="P8"/>
      <text:p text:style-name="P8">Existing <text:span text:style-name="T6">S</text:span>ystem</text:p>
      <text:p text:style-name="P8"/>
      <text:p text:style-name="P16">Farmers produce goods and sell it to a buyer who then transports the produce to urban area and sell it to customers or a retailer. The retailer then sells it to the end customer for increased price to accomodate purchase and transportation cost. <text:span text:style-name="T6">Farmers and Customer do not have control over the pricing of the goods. </text:span></text:p>
      <text:p text:style-name="P16"/>
      <text:p text:style-name="P16"/>
      <text:p text:style-name="P9">Proposed System</text:p>
      <text:p text:style-name="P9"/>
      <text:p text:style-name="P19">App will have two roles – Farmer and Customer.</text:p>
      <text:p text:style-name="P19"/>
      <text:p text:style-name="P17">This app will provide a platform for farmers to list the<text:span text:style-name="T7">i</text:span>r goods and sell it for a fair price. <text:span text:style-name="T7">App will have a module where farmer or <text:s/>seller can upload their product.</text:span></text:p>
      <text:p text:style-name="P17"><text:span text:style-name="T7">The module will collect </text:span>information like type of produce, <text:span text:style-name="T7">stock, category, etc.</text:span></text:p>
      <text:p text:style-name="P19">The farmer’s dashboard will display statistics related to sell and stock.</text:p>
      <text:p text:style-name="P18"/>
      <text:p text:style-name="P18">Another module will list out all the products available for purchase.</text:p>
      <text:p text:style-name="P19">Products can be filtered w.r.t. category.</text:p>
      <text:p text:style-name="P19">Customers can select the items they want and add them to their cart and later checkout and pay the total amount payable online.</text:p>
      <text:p text:style-name="P19">Customers will need to fill their address details where they wish to receive the order.</text:p>
      <text:p text:style-name="P19">Once the order is confirmed and placed, one can track their order with the delivery partner.</text:p>
      <text:p text:style-name="P19">The customer’s dashboard will display past and current order details.</text:p>
      <text:p text:style-name="P20"><text:span text:style-name="T8"/></text:p>
      <text:p text:style-name="P19"><text:span text:style-name="T8"/></text:p>
      <text:p text:style-name="P19"><text:span text:style-name="T8">Feasibility</text:span> </text:p>
      <text:p text:style-name="P19"/>
      <text:p text:style-name="P4"><text:span text:style-name="T18">Technical Feasibility</text:span></text:p>
      <text:p text:style-name="P4"><text:span text:style-name="T18"/></text:p>
      <text:p text:style-name="P32"><text:span text:style-name="T10">T</text:span><text:span text:style-name="T9">o run this product the following technological consideration has to be kept</text:span></text:p>
      <text:p text:style-name="P32"><text:span text:style-name="T9">in mind by.</text:span></text:p>
      <text:list xml:id="list2087705744" text:style-name="WWNum2">
        <text:list-item>
          <text:p text:style-name="P1"><text:span text:style-name="T10">M</text:span><text:span text:style-name="T9">ongo </text:span><text:span text:style-name="T10">DB</text:span><text:span text:style-name="T9"> as back-end is a good </text:span><text:span text:style-name="T10">DBMS</text:span><text:span text:style-name="T9"> software wit</text:span><text:span text:style-name="T10">h</text:span><text:span text:style-name="T9"> long-standing track records.</text:span></text:p>
        </text:list-item>
        <text:list-item>
          <text:p text:style-name="P1"><text:span text:style-name="T10">N</text:span><text:span text:style-name="T9">ode </text:span><text:span text:style-name="T10">JS</text:span><text:span text:style-name="T9"> can be used for back-end and react for front end which are supported by most of the modern browsers.</text:span></text:p>
        </text:list-item>
        <text:list-item>
          <text:p text:style-name="P1"><text:span text:style-name="T10">T</text:span><text:span text:style-name="T9">he project will be developed such that it will run on any platform </text:span></text:p>
        </text:list-item>
      </text:list>
      <text:p text:style-name="P32"><text:span text:style-name="T9"><text:tab/>windows, mac or </text:span><text:span text:style-name="T10">L</text:span><text:span text:style-name="T9">inux.</text:span></text:p>
      <text:list xml:id="list171034973899831" text:continue-numbering="true" text:style-name="WWNum2">
        <text:list-item>
          <text:p text:style-name="P1"><text:span text:style-name="T10">T</text:span><text:span text:style-name="T9">he hardware requirement for this project is:</text:span></text:p>
        </text:list-item>
      </text:list>
      <text:list xml:id="list382287108" text:style-name="WWNum3">
        <text:list-item>
          <text:p text:style-name="P2"><text:span text:style-name="T9">processor i-3 &amp; above.</text:span></text:p>
        </text:list-item>
        <text:list-item>
          <text:p text:style-name="P2"><text:span text:style-name="T9">minimum 4</text:span><text:span text:style-name="T10">GB</text:span><text:span text:style-name="T9"> of </text:span><text:span text:style-name="T10">RAM</text:span><text:span text:style-name="T9">, and 10</text:span><text:span text:style-name="T10">GB</text:span><text:span text:style-name="T9"> of </text:span><text:span text:style-name="T10">HDD</text:span></text:p>
        </text:list-item>
      </text:list>
      <text:list xml:id="list171034059837181" text:continue-list="list171034973899831" text:style-name="WWNum2">
        <text:list-item>
          <text:p text:style-name="P1"><text:span text:style-name="T10">F</text:span><text:span text:style-name="T9">urther the technical requirement of project can be upgraded depending on the future needs</text:span></text:p>
        </text:list-item>
      </text:list>
      <text:p text:style-name="P31"/>
      <text:p text:style-name="P23"><text:span text:style-name="T13">These software and databases are available free of cost an open source software from a large community of trusted developers, hence there is no need to purchase any additional hardware or software, therefore it is technically feasible.</text:span></text:p>
      <text:p text:style-name="P23"><text:span text:style-name="T13"/></text:p>
      <text:p text:style-name="P33"><text:span text:style-name="T14">Economic Feasibility</text:span></text:p>
      <text:p text:style-name="P33"><text:span text:style-name="T14"/></text:p>
      <text:p text:style-name="P28"><text:span text:style-name="T5">T</text:span><text:span text:style-name="T4">he proposed system is economically feasible because the cost involved in </text:span><text:span text:style-name="T11">purchasing that hardware and the software are within approachable. <text:s/></text:span></text:p>
      <text:p text:style-name="P28"><text:span text:style-name="T11"/></text:p>
      <text:p text:style-name="P34"><text:span text:style-name="T16">Operational Feasibility</text:span></text:p>
      <text:p text:style-name="P34"><text:span text:style-name="T16"/></text:p>
      <text:p text:style-name="P25"><text:span text:style-name="T16">Most of the farmers now have at least one smartphone or someone who uses smartphone in their household so they can use this app to list their produce.</text:span></text:p>
      <text:p text:style-name="P25"><text:span text:style-name="T16">Everyone in the urban area also have a smartphone or device from where they can interact with this app and use it <text:s/>to order goods. So this system is operationally feasible.</text:span></text:p>
      <text:p text:style-name="P37"><text:span text:style-name="T12"/></text:p>
      <text:p text:style-name="P30"><text:span text:style-name="T12"/></text:p>
      <text:p text:style-name="P36"><text:span text:style-name="T16">Unique Selling Point</text:span></text:p>
      <text:p text:style-name="P36"><text:span text:style-name="T16"/></text:p>
      <text:p text:style-name="P26"><text:span text:style-name="T16">This platform will </text:span><text:span text:style-name="T17">make grocery and other farm produce available to customers at a reasonable rate and they will get it <text:s/>delivered to their doorstep.</text:span></text:p>
      <text:p text:style-name="P27"><text:span text:style-name="T16">Mainly this app will make it possible for farmers to get justifiable amount for their produce.</text:span></text:p>
      <text:p text:style-name="P27"><text:span text:style-name="T16">A simple and user friendly design will make it engaging and appealing to us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2.11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38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657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927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197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467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737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00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14:55:19.570361460</meta:creation-date>
    <dc:date>2022-03-14T17:10:33.735371262</dc:date>
    <meta:editing-duration>PT7M44S</meta:editing-duration>
    <meta:editing-cycles>1</meta:editing-cycles>
    <meta:document-statistic meta:table-count="0" meta:image-count="0" meta:object-count="0" meta:page-count="5" meta:paragraph-count="49" meta:word-count="771" meta:character-count="4537" meta:non-whitespace-character-count="3810"/>
    <meta:generator>LibreOffice/6.4.7.2$Linux_X86_64 LibreOffice_project/40$Build-2</meta:generator>
  </office:meta>
</office:document-meta>
</file>